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8c32" officeooo:paragraph-rsid="001a8c32"/>
    </style:style>
    <style:style style:name="P2" style:family="paragraph" style:parent-style-name="Standard">
      <style:text-properties officeooo:rsid="001a8c32" officeooo:paragraph-rsid="001ae467"/>
    </style:style>
    <style:style style:name="P3" style:family="paragraph" style:parent-style-name="Standard">
      <style:text-properties officeooo:rsid="001ae467" officeooo:paragraph-rsid="001ae467"/>
    </style:style>
    <style:style style:name="P4" style:family="paragraph" style:parent-style-name="Standard">
      <style:text-properties officeooo:rsid="001c5a4b" officeooo:paragraph-rsid="001c5a4b"/>
    </style:style>
    <style:style style:name="P5" style:family="paragraph" style:parent-style-name="Standard">
      <style:text-properties officeooo:rsid="001e6c7a" officeooo:paragraph-rsid="001e6c7a"/>
    </style:style>
    <style:style style:name="P6" style:family="paragraph" style:parent-style-name="Standard">
      <style:text-properties officeooo:rsid="001e81b9" officeooo:paragraph-rsid="001e81b9"/>
    </style:style>
    <style:style style:name="P7" style:family="paragraph" style:parent-style-name="Standard">
      <style:text-properties style:text-underline-style="none" officeooo:rsid="001c5a4b" officeooo:paragraph-rsid="001c5a4b"/>
    </style:style>
    <style:style style:name="P8" style:family="paragraph" style:parent-style-name="Standard">
      <style:text-properties style:text-underline-style="none" officeooo:rsid="001c5a4b" officeooo:paragraph-rsid="002c1116"/>
    </style:style>
    <style:style style:name="P9" style:family="paragraph" style:parent-style-name="Standard">
      <style:text-properties style:text-underline-style="none" officeooo:rsid="001a8c32" officeooo:paragraph-rsid="001a8c32"/>
    </style:style>
    <style:style style:name="P10" style:family="paragraph" style:parent-style-name="Standard">
      <style:text-properties style:text-underline-style="none" officeooo:rsid="001e6c7a" officeooo:paragraph-rsid="001e6c7a"/>
    </style:style>
    <style:style style:name="P11" style:family="paragraph" style:parent-style-name="Standard">
      <style:text-properties style:text-underline-style="none" officeooo:rsid="001e81b9" officeooo:paragraph-rsid="001e81b9"/>
    </style:style>
    <style:style style:name="P12" style:family="paragraph" style:parent-style-name="Standard">
      <style:text-properties style:text-underline-style="none" officeooo:rsid="001ebe7f" officeooo:paragraph-rsid="001ebe7f"/>
    </style:style>
    <style:style style:name="P13" style:family="paragraph" style:parent-style-name="Standard">
      <style:text-properties style:text-underline-style="none" officeooo:rsid="001ebe7f" officeooo:paragraph-rsid="002f4cc6"/>
    </style:style>
    <style:style style:name="P14" style:family="paragraph" style:parent-style-name="Standard">
      <style:text-properties style:text-underline-style="none" officeooo:rsid="001f0e8f" officeooo:paragraph-rsid="001f0e8f"/>
    </style:style>
    <style:style style:name="P15" style:family="paragraph" style:parent-style-name="Standard">
      <style:text-properties style:text-underline-style="none" officeooo:rsid="00225266" officeooo:paragraph-rsid="00225266"/>
    </style:style>
    <style:style style:name="P16" style:family="paragraph" style:parent-style-name="Standard">
      <style:text-properties style:text-underline-style="none" officeooo:rsid="0026c16b" officeooo:paragraph-rsid="0026c16b"/>
    </style:style>
    <style:style style:name="P17" style:family="paragraph" style:parent-style-name="Standard">
      <style:text-properties style:text-underline-style="none" officeooo:rsid="00291207" officeooo:paragraph-rsid="00291207"/>
    </style:style>
    <style:style style:name="P18" style:family="paragraph" style:parent-style-name="Standard">
      <style:text-properties style:text-underline-style="none" officeooo:rsid="002c1116" officeooo:paragraph-rsid="002c1116"/>
    </style:style>
    <style:style style:name="P19" style:family="paragraph" style:parent-style-name="Standard">
      <style:text-properties fo:font-style="normal" style:text-underline-style="none" officeooo:rsid="001e6c7a" officeooo:paragraph-rsid="001e6c7a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e81b9" officeooo:paragraph-rsid="001e81b9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1e81b9" officeooo:paragraph-rsid="002c446f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222a5c" officeooo:paragraph-rsid="00222a5c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241285" officeooo:paragraph-rsid="00241285" style:font-style-asian="normal" style:font-style-complex="normal"/>
    </style:style>
    <style:style style:name="P24" style:family="paragraph" style:parent-style-name="Standard">
      <style:text-properties officeooo:rsid="001a8c32" officeooo:paragraph-rsid="001c5a4b"/>
    </style:style>
    <style:style style:name="P25" style:family="paragraph" style:parent-style-name="Standard">
      <style:text-properties officeooo:rsid="001a8c32" officeooo:paragraph-rsid="002aaf66"/>
    </style:style>
    <style:style style:name="P26" style:family="paragraph" style:parent-style-name="Standard">
      <style:text-properties officeooo:rsid="00222a5c" officeooo:paragraph-rsid="00222a5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e467"/>
    </style:style>
    <style:style style:name="T3" style:family="text">
      <style:text-properties style:text-underline-style="solid" style:text-underline-width="auto" style:text-underline-color="font-color" officeooo:rsid="001ebe7f"/>
    </style:style>
    <style:style style:name="T4" style:family="text">
      <style:text-properties style:text-underline-style="solid" style:text-underline-width="auto" style:text-underline-color="font-color" officeooo:rsid="002c1116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ae467"/>
    </style:style>
    <style:style style:name="T7" style:family="text">
      <style:text-properties style:text-underline-style="none" officeooo:rsid="001c5a4b"/>
    </style:style>
    <style:style style:name="T8" style:family="text">
      <style:text-properties style:text-underline-style="none" officeooo:rsid="001d4437"/>
    </style:style>
    <style:style style:name="T9" style:family="text">
      <style:text-properties style:text-underline-style="none" officeooo:rsid="0022b676"/>
    </style:style>
    <style:style style:name="T10" style:family="text">
      <style:text-properties style:text-underline-style="none" officeooo:rsid="00291207"/>
    </style:style>
    <style:style style:name="T11" style:family="text">
      <style:text-properties style:text-underline-style="none" officeooo:rsid="002a827a"/>
    </style:style>
    <style:style style:name="T12" style:family="text">
      <style:text-properties style:text-underline-style="none" officeooo:rsid="002aaf66"/>
    </style:style>
    <style:style style:name="T13" style:family="text">
      <style:text-properties style:text-underline-style="none" officeooo:rsid="002c1116"/>
    </style:style>
    <style:style style:name="T14" style:family="text">
      <style:text-properties style:text-underline-style="none" officeooo:rsid="002de3ee"/>
    </style:style>
    <style:style style:name="T15" style:family="text">
      <style:text-properties style:text-underline-style="none" officeooo:rsid="002f4cc6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italic" style:text-underline-style="none" officeooo:rsid="001ae467" style:font-style-asian="italic" style:font-style-complex="italic"/>
    </style:style>
    <style:style style:name="T18" style:family="text">
      <style:text-properties fo:font-style="italic" style:text-underline-style="none" officeooo:rsid="00203c12" style:font-style-asian="italic" style:font-style-complex="italic"/>
    </style:style>
    <style:style style:name="T19" style:family="text">
      <style:text-properties fo:font-style="italic" style:text-underline-style="none" officeooo:rsid="00222a5c" style:font-style-asian="italic" style:font-style-complex="italic"/>
    </style:style>
    <style:style style:name="T20" style:family="text">
      <style:text-properties fo:font-style="italic" style:text-underline-style="none" officeooo:rsid="0022b676" style:font-style-asian="italic" style:font-style-complex="italic"/>
    </style:style>
    <style:style style:name="T21" style:family="text">
      <style:text-properties fo:font-style="italic" style:text-underline-style="none" officeooo:rsid="00241285" style:font-style-asian="italic" style:font-style-complex="italic"/>
    </style:style>
    <style:style style:name="T22" style:family="text">
      <style:text-properties fo:font-style="italic" style:text-underline-style="none" officeooo:rsid="002a827a" style:font-style-asian="italic" style:font-style-complex="italic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officeooo:rsid="001a8c32" style:font-style-asian="normal" style:font-style-complex="normal"/>
    </style:style>
    <style:style style:name="T25" style:family="text">
      <style:text-properties fo:font-style="normal" style:text-underline-style="none" officeooo:rsid="00222a5c" style:font-style-asian="normal" style:font-style-complex="normal"/>
    </style:style>
    <style:style style:name="T26" style:family="text">
      <style:text-properties fo:font-style="normal" style:text-underline-style="none" officeooo:rsid="00241285" style:font-style-asian="normal" style:font-style-complex="normal"/>
    </style:style>
    <style:style style:name="T27" style:family="text">
      <style:text-properties fo:font-style="normal" style:text-underline-style="none" officeooo:rsid="002599f1" style:font-style-asian="normal" style:font-style-complex="normal"/>
    </style:style>
    <style:style style:name="T28" style:family="text">
      <style:text-properties fo:font-style="normal" style:text-underline-style="none" officeooo:rsid="002c446f" style:font-style-asian="normal" style:font-style-complex="normal"/>
    </style:style>
    <style:style style:name="T29" style:family="text">
      <style:text-properties fo:font-style="normal" style:text-underline-style="none" officeooo:rsid="002e536e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officeooo:rsid="001c5a4b" style:font-style-asian="normal" style:font-style-complex="normal"/>
    </style:style>
    <style:style style:name="T33" style:family="text">
      <style:text-properties officeooo:rsid="001f0e8f"/>
    </style:style>
    <style:style style:name="T34" style:family="text">
      <style:text-properties officeooo:rsid="00223bfa"/>
    </style:style>
    <style:style style:name="T35" style:family="text">
      <style:text-properties officeooo:rsid="001a8c32"/>
    </style:style>
    <style:style style:name="T36" style:family="text">
      <style:text-properties officeooo:rsid="002aaf66"/>
    </style:style>
    <style:style style:name="T37" style:family="text">
      <style:text-properties officeooo:rsid="002c1116"/>
    </style:style>
    <style:style style:name="T38" style:family="text">
      <style:text-properties officeooo:rsid="002c446f"/>
    </style:style>
    <style:style style:name="T39" style:family="text">
      <style:text-properties officeooo:rsid="002e8764"/>
    </style:style>
    <style:style style:name="T40" style:family="text">
      <style:text-properties officeooo:rsid="002f4c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4">DnD_</text:span>Tabel(<text:span text:style-name="T1">Tabel_ID</text:span><text:span text:style-name="T5">, Miniatures, capacity, dice)</text:span></text:p>
      <text:p text:style-name="P7">PK = {Table_ID}</text:p>
      <text:p text:style-name="P7"/>
      <text:p text:style-name="P1"><text:span text:style-name="T5">Player(</text:span><text:span text:style-name="T4">player_id,</text:span><text:span text:style-name="T13"> </text:span><text:span text:style-name="T5">e-mail, password, user-name)</text:span></text:p>
      <text:p text:style-name="P8">PK = {<text:span text:style-name="T37">player_id</text:span>}</text:p>
      <text:p text:style-name="P7"/>
      <text:p text:style-name="P1"><text:span text:style-name="T5">DM(</text:span><text:span text:style-name="T4">dungeon_master_id,</text:span><text:span text:style-name="T13"> </text:span><text:span text:style-name="T5">e-mail, password, user-name</text:span><text:span text:style-name="T7">)</text:span></text:p>
      <text:p text:style-name="P8">PK = {<text:span text:style-name="T37">dungeon_master_id</text:span>}</text:p>
      <text:p text:style-name="P7"/>
      <text:p text:style-name="P1"><text:span text:style-name="T5">Adventure(</text:span><text:span text:style-name="T1">Name</text:span><text:span text:style-name="T5">, recommend level, </text:span><text:span text:style-name="T10">Creator</text:span><text:span text:style-name="T5">)</text:span></text:p>
      <text:p text:style-name="P7">PK = {Name}</text:p>
      <text:p text:style-name="P17">Fk = {creator<text:span text:style-name="T37">}</text:span></text:p>
      <text:p text:style-name="P18">Adventure.creator&lt;&gt;DM. dungeon_master_id</text:p>
      <text:p text:style-name="P7"/>
      <text:p text:style-name="P1"><text:span text:style-name="T5">Non_Player_Character(</text:span><text:span text:style-name="T1">Name,</text:span><text:span text:style-name="T5"> Challenge rating, </text:span><text:span text:style-name="T16">loot</text:span><text:span text:style-name="T5">, experience points, </text:span><text:span text:style-name="T9">alive, </text:span><text:span text:style-name="T22">world</text:span><text:span text:style-name="T5">)</text:span></text:p>
      <text:p text:style-name="P7">PK = {Name}</text:p>
      <text:p text:style-name="P7">FK = {loot, <text:span text:style-name="T36">world</text:span>}</text:p>
      <text:p text:style-name="P24"><text:span text:style-name="T5">Non_Player_Character.</text:span><text:span text:style-name="T8">Name&lt;&gt;Loot.Description</text:span></text:p>
      <text:p text:style-name="P25"><text:span text:style-name="T5">Non_Player_Character.</text:span><text:span text:style-name="T12">world&lt;&gt;Adventur.Name</text:span></text:p>
      <text:p text:style-name="P24"><text:span text:style-name="T8"/></text:p>
      <text:p text:style-name="P26"><text:span text:style-name="T5">Party(</text:span><text:span text:style-name="T1">Party_Name</text:span><text:span text:style-name="T5">)</text:span></text:p>
      <text:p text:style-name="P26"><text:span text:style-name="T5">PK = {</text:span><text:span text:style-name="T14">Party</text:span><text:span text:style-name="T5">_Name}</text:span></text:p>
      <text:p text:style-name="P9"/>
      <text:p text:style-name="P2"><text:span text:style-name="T5">Player_Character(</text:span><text:span text:style-name="T1">Name</text:span><text:span text:style-name="T5">, </text:span><text:span text:style-name="T16">Character_of</text:span><text:span text:style-name="T5">, Class, Level, </text:span><text:span text:style-name="T19">Party</text:span><text:span text:style-name="T18"> Name, </text:span><text:span text:style-name="T20">alive, </text:span><text:span text:style-name="T21">trade_partner</text:span><text:span text:style-name="T26">, </text:span><text:span text:style-name="T27">Gold, </text:span><text:span text:style-name="T29">race</text:span><text:span text:style-name="T6">)</text:span></text:p>
      <text:p text:style-name="P5"><text:span text:style-name="T6">P</text:span><text:span text:style-name="T5">K = {Name}</text:span></text:p>
      <text:p text:style-name="P5"><text:span text:style-name="T5">FK = {</text:span><text:span text:style-name="T24">Character_of, </text:span><text:span text:style-name="T25">Party_name, </text:span><text:span text:style-name="T26">trade_partner</text:span><text:span text:style-name="T23">}</text:span></text:p>
      <text:p text:style-name="P19">Player_Character.Name&lt;&gt;Player.<text:span text:style-name="T39">player_id</text:span></text:p>
      <text:p text:style-name="P22">Player_Character.Group_Name&lt;&gt;Party_Name.Party_Name</text:p>
      <text:p text:style-name="P23">Player_Character.trade_partner&lt;&gt;Player_Character.Name</text:p>
      <text:p text:style-name="P19"/>
      <text:p text:style-name="P19">Equipment(Descripton)</text:p>
      <text:p text:style-name="P19">PK = {Description}</text:p>
      <text:p text:style-name="P19"/>
      <text:p text:style-name="P3"><text:span text:style-name="T5">has_equipment(</text:span><text:span text:style-name="T1">Description,</text:span><text:span text:style-name="T5"> </text:span><text:span text:style-name="T30">owend_by</text:span><text:span text:style-name="T5">)</text:span></text:p>
      <text:p text:style-name="P10">PK = {Description, owned_by}</text:p>
      <text:p text:style-name="P10">FK = {Description, owned_by}</text:p>
      <text:p text:style-name="P10">has_equipment.Description&lt;&gt;Player_characer.Name</text:p>
      <text:p text:style-name="P10">has_equipment.owned_by&lt;&gt;Player_characer.Name</text:p>
      <text:p text:style-name="P10"/>
      <text:p text:style-name="P5"><text:span text:style-name="T5">Spell(</text:span><text:span text:style-name="T2">Description</text:span><text:span text:style-name="T1">)</text:span></text:p>
      <text:p text:style-name="P19">PK = {Description}</text:p>
      <text:p text:style-name="P19"/>
      <text:p text:style-name="P3"><text:span text:style-name="T5">has_spells(</text:span><text:span text:style-name="T1">Description,</text:span><text:span text:style-name="T5"> </text:span><text:span text:style-name="T32">casted_by</text:span><text:span text:style-name="T5">)</text:span></text:p>
      <text:p text:style-name="P5">PK = {<text:span text:style-name="T23">Description, casted_by}</text:span></text:p>
      <text:p text:style-name="P19">FK = {Description, casted_by}</text:p>
      <text:p text:style-name="P10">has_spells.Description&lt;&gt;Player_characer.Name</text:p>
      <text:p text:style-name="P10">has_spells.casted_by&lt;&gt;Player_characer.Name</text:p>
      <text:p text:style-name="P10"/>
      <text:p text:style-name="P3"><text:span text:style-name="T5">Loot(</text:span><text:span text:style-name="T1">Description)</text:span></text:p>
      <text:p text:style-name="P19">PK = {Description}</text:p>
      <text:p text:style-name="P19"/>
      <text:p text:style-name="P19"/>
      <text:p text:style-name="P19"><text:soft-page-break/></text:p>
      <text:p text:style-name="P19"/>
      <text:p text:style-name="P19"/>
      <text:p text:style-name="P6"><text:span text:style-name="T23">Drop_</text:span><text:span text:style-name="T28">table</text:span><text:span text:style-name="T23">(</text:span><text:span text:style-name="T31">Loot</text:span><text:span text:style-name="T23">, </text:span><text:span text:style-name="T31">drops_from)</text:span></text:p>
      <text:p text:style-name="P20">PK = {Loot, drops_from}</text:p>
      <text:p text:style-name="P20">FK = {Loot, drops_from}</text:p>
      <text:p text:style-name="P21">Drops_<text:span text:style-name="T38">table</text:span>.loot&lt;&gt;Loot.Description</text:p>
      <text:p text:style-name="P21">Drops_<text:span text:style-name="T38">table</text:span>.drops_from&lt;&gt;Non_Player_Character.Name</text:p>
      <text:p text:style-name="P19"/>
      <text:p text:style-name="P4"><text:span text:style-name="T5">Runs(</text:span><text:span text:style-name="T1">DM, Adventure</text:span><text:span text:style-name="T5">)</text:span></text:p>
      <text:p text:style-name="P11">PK = {DM, Adventure}</text:p>
      <text:p text:style-name="P11">FK = {DM, Adventure}</text:p>
      <text:p text:style-name="P11">Runs.DM&lt;&gt;DM.Name</text:p>
      <text:p text:style-name="P11">Runs.Adventure&lt;&gt;Adventure.Name</text:p>
      <text:p text:style-name="P12">Runs.DM&lt;&gt;DM.Name</text:p>
      <text:p text:style-name="P12"/>
      <text:p text:style-name="P16">Date(Date, Time)</text:p>
      <text:p text:style-name="P16">PK = {Date, Time}</text:p>
      <text:p text:style-name="P11"/>
      <text:p text:style-name="P4"><text:span text:style-name="T5">Session(</text:span><text:span text:style-name="T1">Tab</text:span><text:span text:style-name="T3">el</text:span><text:span text:style-name="T1">_ID, Player, DM,</text:span><text:span text:style-name="T5"> </text:span><text:span text:style-name="T1">Date, Time</text:span><text:span text:style-name="T5">)</text:span></text:p>
      <text:p text:style-name="P12">PK = {Tabel, ID, Player, DM, <text:span text:style-name="T33">Date, Time</text:span>}</text:p>
      <text:p text:style-name="P12">FK = {Tabel, ID, Player, DM, <text:span text:style-name="T33">Date, Time</text:span>}</text:p>
      <text:p text:style-name="P12">Session.Tabel_ID&lt;&gt;Tabel.Tabel_ID</text:p>
      <text:p text:style-name="P12">Session.Player&lt;&gt;Player.Name</text:p>
      <text:p text:style-name="P12">Session.DM&lt;&gt;DM.Name</text:p>
      <text:p text:style-name="P14">Session.Date&lt;&gt;Date.Date</text:p>
      <text:p text:style-name="P14">Session.Time&lt;&gt;Date.Time</text:p>
      <text:p text:style-name="P12"/>
      <text:p text:style-name="P4"><text:span text:style-name="T15">Party</text:span><text:span text:style-name="T5">(</text:span><text:span text:style-name="T1">Group_Name</text:span><text:span text:style-name="T5">, </text:span><text:span text:style-name="T31">Member</text:span><text:span text:style-name="T5">)</text:span></text:p>
      <text:p text:style-name="P12">PK = {Member, Group_Name}</text:p>
      <text:p text:style-name="P12">FK = {Member}</text:p>
      <text:p text:style-name="P13"><text:span text:style-name="T40">Party</text:span>.Member&lt;&gt;Player.Name</text:p>
      <text:p text:style-name="P12"/>
      <text:p text:style-name="P15">Fight(PC, NPC, PC_won)</text:p>
      <text:p text:style-name="P15">PK = {PC, NPC}</text:p>
      <text:p text:style-name="P15">FK = { PC, NPC}</text:p>
      <text:p text:style-name="P15">Fight.PC&lt;&gt;Player_character.Name</text:p>
      <text:p text:style-name="P15">Fight.NPC&lt;&gt;<text:span text:style-name="T35">Non_Player_Character.</text:span>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6M32S</meta:editing-duration>
    <meta:editing-cycles>12</meta:editing-cycles>
    <meta:generator>LibreOffice/5.2.6.2$Windows_x86 LibreOffice_project/a3100ed2409ebf1c212f5048fbe377c281438fdc</meta:generator>
    <dc:date>2023-05-27T23:53:21.330000000</dc:date>
    <meta:document-statistic meta:table-count="0" meta:image-count="0" meta:object-count="0" meta:page-count="2" meta:paragraph-count="69" meta:word-count="192" meta:character-count="2062" meta:non-whitespace-character-count="1939"/>
    <meta:user-defined meta:name="Info 1"/>
    <meta:user-defined meta:name="Info 2"/>
    <meta:user-defined meta:name="Info 3"/>
    <meta:user-defined meta:name="Info 4"/>
  </office:meta>
</office:document-meta>
</file>